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11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5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dvance Request Form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row table:style-name="ro1">
          <table:table-cell table:style-name="ce1" office:value-type="string" calcext:value-type="string" table:number-columns-spanned="4" table:number-rows-spanned="1">
            <text:p>Submit Data Advance Request</text:p>
          </table:table-cell>
          <table:covered-table-cell table:number-columns-repeated="3"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GENERAL</text:p>
          </table:table-cell>
          <table:covered-table-cell table:number-columns-repeated="3" table:style-name="ce1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dget_code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dget_code_detail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sub_budget_code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sub_budget_code_detail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requester_name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beneficiary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internal_notes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bank_name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account_name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account_number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file_attachment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/>
          <table:table-cell/>
          <table:table-cell table:style-name="ce5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DETAIL</text:p>
          </table:table-cell>
          <table:covered-table-cell/>
          <table:covered-table-cell table:style-name="ce5"/>
          <table:covered-table-cell/>
        </table:table-row>
        <table:table-row table:style-name="ro1">
          <table:table-cell table:style-name="ce5"/>
          <table:table-cell/>
          <table:table-cell table:style-name="ce5"/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work_id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work_name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product_id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product_name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quantity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price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total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uom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currency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remark</text:p>
          </table:table-cell>
          <table:table-cell table:style-name="ce5"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subtotal</text:p>
          </table:table-cell>
          <table:table-cell table:style-name="ce5"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vance Settlement Form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row table:style-name="ro1">
          <table:table-cell table:style-name="ce1" office:value-type="string" calcext:value-type="string" table:number-columns-spanned="4" table:number-rows-spanned="1">
            <text:p>Submit Data Advance Settlement</text:p>
          </table:table-cell>
          <table:covered-table-cell table:number-columns-repeated="3"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GENERAL</text:p>
          </table:table-cell>
          <table:covered-table-cell table:number-columns-repeated="3" table:style-name="ce1"/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udget_cod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budget_code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requester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manager_name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finance_receiving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finance_receiving_detail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DETAIL</text:p>
          </table:table-cell>
          <table:covered-table-cell table:number-columns-repeated="3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arf_numb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arf_dat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office:value-type="string" calcext:value-type="string">
            <text:p>total_ar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total_ar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office:value-type="string" calcext:value-type="string">
            <text:p>total_as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total_as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office:value-type="string" calcext:value-type="string">
            <text:p>balance_detai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office:value-type="string" calcext:value-type="string">
            <text:p>trano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bigin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office:value-type="string" calcext:value-type="string">
            <text:p>price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office:value-type="string" calcext:value-type="string">
            <text:p>qty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office:value-type="string" calcext:value-type="string">
            <text:p>total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office:value-type="string" calcext:value-type="string">
            <text:p>price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qty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104853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ussiness Request Form data" table:style-name="ta1">
        <table:table-column table:style-name="co1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4" table:number-rows-spanned="1">
            <text:p>Submit Data Bussiness Request Form</text:p>
          </table:table-cell>
          <table:covered-table-cell table:number-columns-repeated="3"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GENERAL</text:p>
          </table:table-cell>
          <table:covered-table-cell table:number-columns-repeated="3" table:style-name="ce1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get_code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get_code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e_attachment</text:p>
          </table:table-cell>
          <table:table-cell office:value-type="string" calcext:value-type="string">
            <text:p>strin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request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b_tit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e_commanc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te_end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_station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ssines_trip_location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act_phon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nsport_type_applicab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vel_arrangemen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yments_applicab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comodation_applicabl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ranspot_typ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ansport_booking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me_of_depar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me_of_arriva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uoted_far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DETAIL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udget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dget_request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quence_request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lowance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irport_tax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ccomodation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2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ussiness Settlement Form data" table:style-name="ta1">
        <table:table-column table:style-name="co1" table:default-cell-style-name="ce5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 table:number-columns-spanned="4" table:number-rows-spanned="1">
            <text:p>Submit Data Bussiness Settlement</text:p>
          </table:table-cell>
          <table:covered-table-cell table:number-columns-repeated="3" table:style-name="ce1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GENERAL</text:p>
          </table:table-cell>
          <table:covered-table-cell table:number-columns-repeated="3" table:style-name="ce1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</text:p>
          </table:table-cell>
          <table:table-cell table:style-name="ce5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quest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nager_nam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nance_receiving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ance_receiving_detail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total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le_attachment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 table:number-columns-spanned="4" table:number-rows-spanned="1">
            <text:p>DETAIL</text:p>
          </table:table-cell>
          <table:covered-table-cell table:style-name="ce6"/>
          <table:covered-table-cell table:number-columns-repeated="2" table:style-name="ce7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brf_number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f_dat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ject_cod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te_cod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fs_code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tal_ar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tal_ar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tal_bsf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tal_bsf_detail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lance_detail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no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oduct_id</text:p>
          </table:table-cell>
          <table:table-cell office:value-type="string" calcext:value-type="string">
            <text:p>bigint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duct_name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om</text:p>
          </table:table-cell>
          <table:table-cell office:value-type="string" calcext:value-type="string">
            <text:p>string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ice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ty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tal_expense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ice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qty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tal_amount</text:p>
          </table:table-cell>
          <table:table-cell office:value-type="string" calcext:value-type="string">
            <text:p>bigin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'Advance Request Form data'.A1:'Advance Request Form data'.A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09:43:24.36599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5:36:56.521453284</meta:creation-date>
    <dc:date>2021-11-26T14:29:21.583980547</dc:date>
    <meta:editing-duration>PT4H4M32S</meta:editing-duration>
    <meta:editing-cycles>12</meta:editing-cycles>
    <meta:generator>LibreOffice/7.0.6.2$Linux_X86_64 LibreOffice_project/00$Build-2</meta:generator>
    <meta:document-statistic meta:table-count="4" meta:cell-count="464" meta:object-count="0"/>
  </office:meta>
</office:document-meta>
</file>